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ans" svg:font-family="OpenSans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bile Shop Inventory System</text:p>
      <text:p text:style-name="Standard"/>
      <text:p text:style-name="P2">Description-</text:p>
      <text:p text:style-name="Standard">In this system user manage following operations.</text:p>
      <text:p text:style-name="Standard"/>
      <text:list xml:id="list3161950299343012297" text:style-name="L1">
        <text:list-item>
          <text:p text:style-name="P1">Manage Customers</text:p>
        </text:list-item>
        <text:list-item>
          <text:p text:style-name="P1">Manage Stocks</text:p>
        </text:list-item>
        <text:list-item>
          <text:p text:style-name="P1">Manage Orders </text:p>
        </text:list-item>
        <text:list-item>
          <text:p text:style-name="P1">Finally Generate Bills and Report.</text:p>
        </text:list-item>
        <text:list-item>
          <text:p text:style-name="P1">Send email to the customer.</text:p>
        </text:list-item>
      </text:list>
      <text:p text:style-name="Standard"/>
      <text:p text:style-name="Standard"><text:span text:style-name="T2">Get All Customer Details-</text:span></text:p>
      <text:p text:style-name="P2"/>
      <text:p text:style-name="Standard">pass following Url to the postman</text:p>
      <text:p text:style-name="Standard"/>
      <text:p text:style-name="Standard">Method=GET</text:p>
      <text:p text:style-name="Standard">Content Type=text/json</text:p>
      <text:p text:style-name="Standard">endpoint- http://127.0.0.1:5000/api/customers/</text:p>
      <text:p text:style-name="Standard"><text:span text:style-name="T2"/></text:p>
      <text:p text:style-name="Standard"><text:span text:style-name="T2">Response Body</text:span></text:p>
      <text:p text:style-name="Standard">{</text:p>
      <text:p text:style-name="Standard"><text:s text:c="4"/>"status": "success",</text:p>
      <text:p text:style-name="Standard"><text:s text:c="4"/>"data": [</text:p>
      <text:p text:style-name="Standard"><text:s text:c="8"/>{</text:p>
      <text:p text:style-name="Standard"><text:s text:c="12"/>"c_id": 2,</text:p>
      <text:p text:style-name="Standard"><text:s text:c="12"/>"customer_name": "prashant",</text:p>
      <text:p text:style-name="Standard"><text:s text:c="12"/>"c_mobileno": 8551966318,</text:p>
      <text:p text:style-name="Standard"><text:s text:c="12"/>"c_email": "prashantmali.info@gmail.com",</text:p>
      <text:p text:style-name="Standard"><text:s text:c="12"/>"c_address": "pune"</text:p>
      <text:p text:style-name="Standard"><text:s text:c="8"/>},</text:p>
      <text:p text:style-name="Standard"><text:s text:c="8"/>{</text:p>
      <text:p text:style-name="Standard"><text:s text:c="12"/>"c_id": 3,</text:p>
      <text:p text:style-name="Standard"><text:s text:c="12"/>"customer_name": "Anupam",</text:p>
      <text:p text:style-name="Standard"><text:s text:c="12"/>"c_mobileno": 7058197259,</text:p>
      <text:p text:style-name="Standard"><text:s text:c="12"/>"c_email": "anupam.vns@gmail.com",</text:p>
      <text:p text:style-name="Standard"><text:s text:c="12"/>"c_address": "Mumbai"</text:p>
      <text:p text:style-name="Standard"><text:s text:c="8"/>},</text:p>
      <text:p text:style-name="Standard"><text:s text:c="8"/>{</text:p>
      <text:p text:style-name="Standard"><text:s text:c="12"/>"c_id": 4,</text:p>
      <text:p text:style-name="Standard"><text:s text:c="12"/>"customer_name": "Dipak",</text:p>
      <text:p text:style-name="Standard"><text:s text:c="12"/>"c_mobileno": 9049963631,</text:p>
      <text:p text:style-name="Standard"><text:s text:c="12"/>"c_email": "dmmali5198@gmail.com",</text:p>
      <text:p text:style-name="Standard"><text:s text:c="12"/>"c_address": "Jalgaon"</text:p>
      <text:p text:style-name="Standard"><text:s text:c="8"/>},</text:p>
      <text:p text:style-name="Standard"><text:s/>]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Add new customer API-</text:p>
      <text:p text:style-name="P2"/>
      <text:p text:style-name="Standard">Method = POST</text:p>
      <text:p text:style-name="Standard">Content Type – Application/Json</text:p>
      <text:p text:style-name="Standard">Endpoint - <text:span text:style-name="T1">http://127.0.0.1:5000/api/customers/</text:span> </text:p>
      <text:p text:style-name="Standard"/>
      <text:p text:style-name="P2">Request Body-</text:p>
      <text:p text:style-name="Standard">{</text:p>
      <text:p text:style-name="Standard"><text:tab/>"customer":</text:p>
      <text:p text:style-name="Standard"><text:tab/>{</text:p>
      <text:p text:style-name="Standard"><text:tab/><text:tab/>"customer_name":"Abhinav",</text:p>
      <text:p text:style-name="Standard"><text:tab/><text:tab/>"c_address":"Nasik",</text:p>
      <text:p text:style-name="Standard"><text:tab/><text:tab/>"c_mobileno":8149506028,</text:p>
      <text:p text:style-name="Standard"><text:tab/><text:tab/>"c_email":"abhinavpatole@gmail.com"</text:p>
      <text:p text:style-name="Standard"><text:tab/>}</text:p>
      <text:p text:style-name="Standard">}</text:p>
      <text:p text:style-name="Standard"/>
      <text:p text:style-name="P2"/>
      <text:p text:style-name="P2">Response Body-</text:p>
      <text:p text:style-name="P2"/>
      <text:p text:style-name="Standard">{</text:p>
      <text:p text:style-name="Standard"><text:s text:c="4"/>"customer_name": "Abhinav",</text:p>
      <text:p text:style-name="Standard"><text:s text:c="4"/>"c_email": "abhinavpatole@gmail.com",</text:p>
      <text:p text:style-name="Standard"><text:s text:c="4"/>"c_id": 5,</text:p>
      <text:p text:style-name="Standard"><text:s text:c="4"/>"c_mobileno": 8149506028,</text:p>
      <text:p text:style-name="Standard"><text:s text:c="4"/>"c_address": "Nasik"</text:p>
      <text:p text:style-name="Standard">}</text:p>
      <text:p text:style-name="Standard"/>
      <text:p text:style-name="Standard"/>
      <text:p text:style-name="P2"/>
      <text:p text:style-name="P2">Update Customer Details</text:p>
      <text:p text:style-name="Standard"/>
      <text:p text:style-name="Standard">Method = PUT</text:p>
      <text:p text:style-name="Standard">Content Type – Application/json</text:p>
      <text:p text:style-name="Standard"/>
      <text:p text:style-name="Standard">Pass customer id to the following Endpoint-</text:p>
      <text:p text:style-name="Standard">endpoint - http://127.0.0.1:5000/api/customers/5</text:p>
      <text:p text:style-name="Standard"/>
      <text:p text:style-name="Standard"/>
      <text:p text:style-name="P2">Request Body-</text:p>
      <text:p text:style-name="Standard">{</text:p>
      <text:p text:style-name="Standard"><text:tab/>"customer":</text:p>
      <text:p text:style-name="Standard"><text:tab/>{</text:p>
      <text:p text:style-name="Standard"><text:tab/><text:tab/>"customer_name":"Abhinav",</text:p>
      <text:p text:style-name="Standard"><text:tab/><text:tab/>"c_address":"Nasik",</text:p>
      <text:p text:style-name="Standard"><text:tab/><text:tab/>"c_mobileno":8149506028,</text:p>
      <text:p text:style-name="Standard"><text:tab/><text:tab/>"c_email":"abhinav.patole@gmail.com"</text:p>
      <text:p text:style-name="Standard"><text:tab/>}</text:p>
      <text:p text:style-name="Standard">}</text:p>
      <text:p text:style-name="Standard"/>
      <text:p text:style-name="P2"><text:soft-page-break/></text:p>
      <text:p text:style-name="P2">Response Body-</text:p>
      <text:p text:style-name="Standard">{</text:p>
      <text:p text:style-name="Standard"><text:s text:c="8"/>"status": "success",</text:p>
      <text:p text:style-name="Standard"><text:s text:c="8"/>"data": [</text:p>
      <text:p text:style-name="Standard"><text:s text:c="12"/>{</text:p>
      <text:p text:style-name="Standard"><text:s text:c="16"/>"c_mobileno": 8149506028,</text:p>
      <text:p text:style-name="Standard"><text:s text:c="16"/>"customer_name": "Abhinav",</text:p>
      <text:p text:style-name="Standard"><text:s text:c="16"/>"c_id": 5,</text:p>
      <text:p text:style-name="Standard"><text:s text:c="16"/>"c_address": "Nasik",</text:p>
      <text:p text:style-name="Standard"><text:s text:c="16"/>"c_email": "abhinav.patole@gmail.com"</text:p>
      <text:p text:style-name="Standard"><text:s text:c="12"/>},</text:p>
      <text:p text:style-name="Standard"><text:s text:c="12"/>{}</text:p>
      <text:p text:style-name="Standard"><text:s text:c="8"/>]</text:p>
      <text:p text:style-name="Standard">}</text:p>
      <text:p text:style-name="Standard"/>
      <text:p text:style-name="P2"/>
      <text:p text:style-name="P2"/>
      <text:p text:style-name="P2"/>
      <text:p text:style-name="P2">Remove Customer Details</text:p>
      <text:p text:style-name="Standard"/>
      <text:p text:style-name="Standard">Method = DELETE</text:p>
      <text:p text:style-name="Standard">Content Type – Application/json</text:p>
      <text:p text:style-name="Standard"/>
      <text:p text:style-name="Standard">Pass customer id to the following Endpoint-</text:p>
      <text:p text:style-name="Standard">endpoint - <text:a xlink:type="simple" xlink:href="http://127.0.0.1:5000/api/customers/5" text:style-name="Internet_20_link" text:visited-style-name="Visited_20_Internet_20_Link">http://127.0.0.1:5000/api/customers/5</text:a></text:p>
      <text:p text:style-name="Standard"/>
      <text:p text:style-name="Standard"/>
      <text:p text:style-name="P2">Response Body - </text:p>
      <text:p text:style-name="Standard">{</text:p>
      <text:p text:style-name="Standard"><text:tab/>“msg”:”customer deleted duccessfullu”</text:p>
      <text:p text:style-name="Standard">}</text:p>
      <text:p text:style-name="Standard"/>
      <text:p text:style-name="P2">View Customer by id</text:p>
      <text:p text:style-name="Standard"/>
      <text:p text:style-name="Standard">Method = GET</text:p>
      <text:p text:style-name="Standard"/>
      <text:p text:style-name="Standard">endpoint - <text:span text:style-name="T1">http://127.0.0.1:5000/api/customers/3</text:span> </text:p>
      <text:p text:style-name="Standard"/>
      <text:p text:style-name="Standard"><text:span text:style-name="T2">Response Body </text:span>- </text:p>
      <text:p text:style-name="Standard"/>
      <text:p text:style-name="Standard">{<text:line-break/> <text:s text:c="3"/>"status": "success",<text:line-break/> <text:s text:c="3"/>"customer": {<text:line-break/> <text:s text:c="7"/>"c_mobileno": 8551966318,<text:line-break/> <text:s text:c="7"/>"customer_name": "Prashant",<text:line-break/> <text:s text:c="7"/>"c_address": "pune",<text:line-break/> <text:s text:c="7"/>"c_email": "prashant.mali@nitorinfotech.com",<text:line-break/> <text:s text:c="7"/>"c_id": 3<text:line-break/> <text:s text:c="3"/>}<text:line-break/>}</text:p>
      <text:p text:style-name="Standard"/>
      <text:p text:style-name="Standard"><text:soft-page-break/></text:p>
      <text:p text:style-name="Standard"><text:tab/><text:tab/><text:span text:style-name="T2"><text:tab/>ItemAPI</text:span></text:p>
      <text:p text:style-name="Standard"/>
      <text:p text:style-name="Standard"/>
      <text:p text:style-name="P2">Get ALL Item Details</text:p>
      <text:p text:style-name="Standard"/>
      <text:p text:style-name="Standard">Method=GET</text:p>
      <text:p text:style-name="Standard"/>
      <text:p text:style-name="Standard">Content type = text/json</text:p>
      <text:p text:style-name="Standard"/>
      <text:p text:style-name="Standard">endpoint - http://127.0.0.1:5000/api/items/</text:p>
      <text:p text:style-name="Standard"/>
      <text:p text:style-name="Standard"/>
      <text:p text:style-name="Standard"/>
      <text:p text:style-name="Standard"/>
      <text:p text:style-name="Standard"/>
      <text:p text:style-name="P2">Response Body-</text:p>
      <text:p text:style-name="Standard">{</text:p>
      <text:p text:style-name="Standard"><text:s text:c="4"/>"status": "success",</text:p>
      <text:p text:style-name="Standard"><text:s text:c="4"/>"data": [</text:p>
      <text:p text:style-name="Standard"><text:s text:c="8"/>{</text:p>
      <text:p text:style-name="Standard"><text:s text:c="12"/>"item_name": "oppo-mobile",</text:p>
      <text:p text:style-name="Standard"><text:s text:c="12"/>"item_price": "10000",</text:p>
      <text:p text:style-name="Standard"><text:s text:c="12"/>"i_id": 1,</text:p>
      <text:p text:style-name="Standard"><text:s text:c="12"/>"item_quantity": "24"</text:p>
      <text:p text:style-name="Standard"><text:s text:c="8"/>},</text:p>
      <text:p text:style-name="Standard"><text:s text:c="8"/>{</text:p>
      <text:p text:style-name="Standard"><text:s text:c="12"/>"item_name": "Apple-mobile",</text:p>
      <text:p text:style-name="Standard"><text:s text:c="12"/>"item_price": "40000",</text:p>
      <text:p text:style-name="Standard"><text:s text:c="12"/>"i_id": 2,</text:p>
      <text:p text:style-name="Standard"><text:s text:c="12"/>"item_quantity": "0"</text:p>
      <text:p text:style-name="Standard"><text:s text:c="8"/>},</text:p>
      <text:p text:style-name="Standard"><text:s text:c="8"/>{</text:p>
      <text:p text:style-name="Standard"><text:s text:c="12"/>"item_name": "samsung-mobile",</text:p>
      <text:p text:style-name="Standard"><text:s text:c="12"/>"item_price": "30000",</text:p>
      <text:p text:style-name="Standard"><text:s text:c="12"/>"i_id": 3,</text:p>
      <text:p text:style-name="Standard"><text:s text:c="12"/>"item_quantity": "30"</text:p>
      <text:p text:style-name="Standard"><text:s text:c="8"/>},</text:p>
      <text:p text:style-name="Standard"><text:s text:c="8"/>{</text:p>
      <text:p text:style-name="Standard"><text:s text:c="12"/>"item_name": "Senizer CX-180 Headphone",</text:p>
      <text:p text:style-name="Standard"><text:s text:c="12"/>"item_price": "1200",</text:p>
      <text:p text:style-name="Standard"><text:s text:c="12"/>"i_id": 4,</text:p>
      <text:p text:style-name="Standard"><text:s text:c="12"/>"item_quantity": "20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Add new Item</text:p>
      <text:p text:style-name="Standard"/>
      <text:p text:style-name="Standard">Method = POST</text:p>
      <text:p text:style-name="Standard"/>
      <text:p text:style-name="Standard">Content Type = Application/json</text:p>
      <text:p text:style-name="Standard"/>
      <text:p text:style-name="Standard">endpoint - http://127.0.0.1:5000/api/items/</text:p>
      <text:p text:style-name="Standard"/>
      <text:p text:style-name="Standard"/>
      <text:p text:style-name="Standard">Request Body-</text:p>
      <text:p text:style-name="Standard">{</text:p>
      <text:p text:style-name="Standard"><text:tab/>"item":</text:p>
      <text:p text:style-name="Standard"><text:tab/>{</text:p>
      <text:p text:style-name="Standard"><text:tab/><text:tab/>"item_name":"Senizer Headphone",</text:p>
      <text:p text:style-name="Standard"><text:tab/><text:tab/>"item_quantity":"20",</text:p>
      <text:p text:style-name="Standard"><text:tab/><text:tab/>"item_price":"999"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P2"/>
      <text:p text:style-name="P2">Response Body-</text:p>
      <text:p text:style-name="Standard"/>
      <text:p text:style-name="Standard">{</text:p>
      <text:p text:style-name="Standard"><text:s text:c="4"/>"status": "success",</text:p>
      <text:p text:style-name="Standard"><text:s text:c="4"/>"Item": {</text:p>
      <text:p text:style-name="Standard"><text:s text:c="8"/>"item_name": "Senizer Headphone",</text:p>
      <text:p text:style-name="Standard"><text:s text:c="8"/>"item_price": "999",</text:p>
      <text:p text:style-name="Standard"><text:s text:c="8"/>"i_id": 4,</text:p>
      <text:p text:style-name="Standard"><text:s text:c="8"/>"item_quantity": "20"</text:p>
      <text:p text:style-name="Standard"><text:s text:c="4"/>}</text:p>
      <text:p text:style-name="Standard">}</text:p>
      <text:p text:style-name="Standard"/>
      <text:p text:style-name="Standard"/>
      <text:p text:style-name="P2">View Item by ID.</text:p>
      <text:p text:style-name="Standard"/>
      <text:p text:style-name="Standard">Method = GET</text:p>
      <text:p text:style-name="Standard">id=3</text:p>
      <text:p text:style-name="Standard">endpoint - <text:span text:style-name="T1">http://127.0.0.1:5000/api/items/3</text:span> </text:p>
      <text:p text:style-name="Standard"/>
      <text:p text:style-name="Standard">Response Body - </text:p>
      <text:p text:style-name="Standard">{<text:line-break/> <text:s text:c="3"/>"status": "success",<text:line-break/> <text:s text:c="3"/>"Item": {<text:line-break/> <text:s text:c="7"/>"item_name": "Apple-Mobile-6S",<text:line-break/> <text:s text:c="7"/>"i_id": 3,<text:line-break/> <text:s text:c="7"/>"item_quantity": "10",<text:line-break/> <text:s text:c="7"/>"item_price": "28000"<text:line-break/> <text:s text:c="3"/>}<text:line-break/>}</text:p>
      <text:p text:style-name="Standard"><text:soft-page-break/></text:p>
      <text:p text:style-name="Standard"/>
      <text:p text:style-name="P2">Update Item Details.</text:p>
      <text:p text:style-name="Standard"/>
      <text:p text:style-name="Standard">Method = PUT</text:p>
      <text:p text:style-name="Standard"/>
      <text:p text:style-name="Standard">Content Type = Application/json</text:p>
      <text:p text:style-name="Standard"/>
      <text:p text:style-name="Standard">Pass item id to the following Endpoint-</text:p>
      <text:p text:style-name="Standard"/>
      <text:p text:style-name="Standard">endpoint = http://127.0.0.1:5000/api/items/2</text:p>
      <text:p text:style-name="Standard"/>
      <text:p text:style-name="P2"/>
      <text:p text:style-name="P2"/>
      <text:p text:style-name="P2">Request Body-</text:p>
      <text:p text:style-name="Standard">{</text:p>
      <text:p text:style-name="Standard"><text:tab/>"item":</text:p>
      <text:p text:style-name="Standard"><text:tab/>{</text:p>
      <text:p text:style-name="Standard"><text:tab/><text:tab/>"item_name":"Senizer CX-180 Headphone",</text:p>
      <text:p text:style-name="Standard"><text:tab/><text:tab/>"item_quantity":"15",</text:p>
      <text:p text:style-name="Standard"><text:tab/><text:tab/>"item_price":"1200"</text:p>
      <text:p text:style-name="Standard"><text:tab/>}</text:p>
      <text:p text:style-name="Standard">}</text:p>
      <text:p text:style-name="Standard"/>
      <text:p text:style-name="P2">Response Body-</text:p>
      <text:p text:style-name="Standard">{</text:p>
      <text:p text:style-name="Standard"><text:s text:c="4"/>"status": "success",</text:p>
      <text:p text:style-name="Standard"><text:s text:c="4"/>"Item": {</text:p>
      <text:p text:style-name="Standard"><text:s text:c="8"/>"item_price": "1200",</text:p>
      <text:p text:style-name="Standard"><text:s text:c="8"/>"i_id": 4,</text:p>
      <text:p text:style-name="Standard"><text:s text:c="8"/>"item_name": "Senizer CX-180 Headphone",</text:p>
      <text:p text:style-name="Standard"><text:s text:c="8"/>"item_quantity": "20"</text:p>
      <text:p text:style-name="Standard"><text:s text:c="4"/>}</text:p>
      <text:p text:style-name="Standard">}</text:p>
      <text:p text:style-name="Standard"/>
      <text:p text:style-name="P2"/>
      <text:p text:style-name="P2">Delete Item Details.</text:p>
      <text:p text:style-name="Standard"/>
      <text:p text:style-name="Standard">Method = DELETE</text:p>
      <text:p text:style-name="Standard"/>
      <text:p text:style-name="Standard">Content Type = Application/json</text:p>
      <text:p text:style-name="Standard"/>
      <text:p text:style-name="Standard">Pass item id to the following Endpoint-</text:p>
      <text:p text:style-name="Standard"/>
      <text:p text:style-name="Standard">endpoint = http://127.0.0.1:5000/api/items/2</text:p>
      <text:p text:style-name="Standard"/>
      <text:p text:style-name="P2">Response Body - </text:p>
      <text:p text:style-name="Standard">{</text:p>
      <text:p text:style-name="Standard"><text:tab/>“msg”:”Item deleted”</text:p>
      <text:p text:style-name="Standard">}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text:tab/><text:tab/><text:span text:style-name="T2">SaleItemsAPI</text:span></text:p>
      <text:p text:style-name="Standard"/>
      <text:p text:style-name="Standard"/>
      <text:p text:style-name="P2">Get all sale items list</text:p>
      <text:p text:style-name="Standard"/>
      <text:p text:style-name="Standard">Method = GET</text:p>
      <text:p text:style-name="Standard"/>
      <text:p text:style-name="Standard">Content Type = text/json</text:p>
      <text:p text:style-name="Standard"/>
      <text:p text:style-name="Standard">endpoint - http://127.0.0.1:5000/api/orders/</text:p>
      <text:p text:style-name="Standard"/>
      <text:p text:style-name="P2">Response Body-</text:p>
      <text:p text:style-name="Standard">{</text:p>
      <text:p text:style-name="Standard"><text:s text:c="4"/>"status": "success",</text:p>
      <text:p text:style-name="Standard"><text:s text:c="4"/>"Orders": [</text:p>
      <text:p text:style-name="Standard"><text:s text:c="8"/>{</text:p>
      <text:p text:style-name="Standard"><text:s text:c="12"/>"sale_quantity": "2",</text:p>
      <text:p text:style-name="Standard"><text:s text:c="12"/>"i_id": 2,</text:p>
      <text:p text:style-name="Standard"><text:s text:c="12"/>"c_id": 2</text:p>
      <text:p text:style-name="Standard"><text:s text:c="8"/>},</text:p>
      <text:p text:style-name="Standard"><text:s text:c="8"/>{</text:p>
      <text:p text:style-name="Standard"><text:s text:c="12"/>"sale_quantity": "17",</text:p>
      <text:p text:style-name="Standard"><text:s text:c="12"/>"i_id": 2,</text:p>
      <text:p text:style-name="Standard"><text:s text:c="12"/>"c_id": 2</text:p>
      <text:p text:style-name="Standard"><text:s text:c="8"/>},</text:p>
      <text:p text:style-name="Standard"><text:s text:c="8"/>{</text:p>
      <text:p text:style-name="Standard"><text:s text:c="12"/>"sale_quantity": "1",</text:p>
      <text:p text:style-name="Standard"><text:s text:c="12"/>"i_id": 2,</text:p>
      <text:p text:style-name="Standard"><text:s text:c="12"/>"c_id": 2</text:p>
      <text:p text:style-name="Standard"><text:s text:c="8"/>},</text:p>
      <text:p text:style-name="Standard"><text:s text:c="8"/>{</text:p>
      <text:p text:style-name="Standard"><text:s text:c="12"/>"sale_quantity": "1",</text:p>
      <text:p text:style-name="Standard"><text:s text:c="12"/>"i_id": 1,</text:p>
      <text:p text:style-name="Standard"><text:s text:c="12"/>"c_id": 2</text:p>
      <text:p text:style-name="Standard"><text:s text:c="8"/>},</text:p>
      <text:p text:style-name="Standard"><text:s text:c="8"/>{</text:p>
      <text:p text:style-name="Standard"><text:s text:c="12"/>"sale_quantity": "5",</text:p>
      <text:p text:style-name="Standard"><text:s text:c="12"/>"i_id": 1,</text:p>
      <text:p text:style-name="Standard"><text:s text:c="12"/>"c_id": 2</text:p>
      <text:p text:style-name="Standard"><text:s text:c="8"/>},</text:p>
      <text:p text:style-name="Standard"><text:s text:c="8"/>{</text:p>
      <text:p text:style-name="Standard"><text:s text:c="12"/>"sale_quantity": "2",</text:p>
      <text:p text:style-name="Standard"><text:s text:c="12"/>"i_id": 4,</text:p>
      <text:p text:style-name="Standard"><text:s text:c="12"/>"c_id": 5</text:p>
      <text:p text:style-name="Standard"><text:s text:c="8"/>},</text:p>
      <text:p text:style-name="Standard"><text:s text:c="8"/></text:p>
      <text:p text:style-name="Standard"><text:s text:c="3"/>}</text:p>
      <text:p text:style-name="Standard"/>
      <text:p text:style-name="Standard"/>
      <text:p text:style-name="Standard"><text:soft-page-break/></text:p>
      <text:p text:style-name="P2"/>
      <text:p text:style-name="P2">Sale Item to the customer</text:p>
      <text:p text:style-name="Standard"/>
      <text:p text:style-name="Standard">Method = POST</text:p>
      <text:p text:style-name="Standard"/>
      <text:p text:style-name="Standard">Content Type - Application/json</text:p>
      <text:p text:style-name="Standard"/>
      <text:p text:style-name="Standard">endpoint - http://127.0.0.1:5000/api/orders/</text:p>
      <text:p text:style-name="Standard"/>
      <text:p text:style-name="Standard"/>
      <text:p text:style-name="P2">Request Body-</text:p>
      <text:p text:style-name="Standard">{</text:p>
      <text:p text:style-name="Standard"><text:tab/>"order":</text:p>
      <text:p text:style-name="Standard"><text:tab/>{</text:p>
      <text:p text:style-name="Standard"><text:tab/><text:tab/>"c_id":5,</text:p>
      <text:p text:style-name="Standard"><text:tab/><text:tab/>"i_id":4,</text:p>
      <text:p text:style-name="Standard"><text:tab/><text:tab/>"sale_quantity":"2"</text:p>
      <text:p text:style-name="Standard"><text:tab/>}</text:p>
      <text:p text:style-name="Standard">}</text:p>
      <text:p text:style-name="P2"/>
      <text:p text:style-name="P2">Response Body-</text:p>
      <text:p text:style-name="Standard">{</text:p>
      <text:p text:style-name="Standard"><text:s text:c="4"/>"status": "success",</text:p>
      <text:p text:style-name="Standard"><text:s text:c="4"/>"Order": [</text:p>
      <text:p text:style-name="Standard"><text:s text:c="8"/>{</text:p>
      <text:p text:style-name="Standard"><text:s text:c="12"/>"Item": {</text:p>
      <text:p text:style-name="Standard"><text:s text:c="16"/>"i_id": 4,</text:p>
      <text:p text:style-name="Standard"><text:s text:c="16"/>"c_id": 5,</text:p>
      <text:p text:style-name="Standard"><text:s text:c="16"/>"sale_quantity": "2"</text:p>
      <text:p text:style-name="Standard"><text:s text:c="12"/>}</text:p>
      <text:p text:style-name="Standard"><text:s text:c="8"/>},</text:p>
      <text:p text:style-name="Standard"><text:s text:c="8"/>{</text:p>
      <text:p text:style-name="Standard"><text:s text:c="12"/>"customer": {</text:p>
      <text:p text:style-name="Standard"><text:s text:c="16"/>"i_id": 4,</text:p>
      <text:p text:style-name="Standard"><text:s text:c="16"/>"c_id": 5,</text:p>
      <text:p text:style-name="Standard"><text:s text:c="16"/>"sale_quantity": "2"</text:p>
      <text:p text:style-name="Standard"><text:s text:c="12"/>}</text:p>
      <text:p text:style-name="Standard"><text:s text:c="8"/>},</text:p>
      <text:p text:style-name="Standard"><text:s text:c="8"/>{</text:p>
      <text:p text:style-name="Standard"><text:s text:c="12"/>"bill": {</text:p>
      <text:p text:style-name="Standard"><text:s text:c="16"/>"i_id": 4,</text:p>
      <text:p text:style-name="Standard"><text:s text:c="16"/>"bill_amount": "1998",</text:p>
      <text:p text:style-name="Standard"><text:s text:c="16"/>"c_id": 5</text:p>
      <text:p text:style-name="Standard"><text:s text:c="12"/>}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View Order by ID</text:p>
      <text:p text:style-name="Standard"/>
      <text:p text:style-name="Standard">Method = GET</text:p>
      <text:p text:style-name="Standard">Content Type = Application/json</text:p>
      <text:p text:style-name="Standard">endpoint - <text:span text:style-name="T1">http://127.0.0.1:5000/api/orders/3</text:span> </text:p>
      <text:p text:style-name="Standard"/>
      <text:p text:style-name="Standard"/>
      <text:p text:style-name="P2">Response Body - </text:p>
      <text:p text:style-name="Standard"/>
      <text:p text:style-name="Standard">{<text:line-break/> <text:s text:c="3"/>"status": "success",<text:line-break/> <text:s text:c="3"/>"Sale-Item": {<text:line-break/> <text:s text:c="7"/>"sale_quantity": "2",<text:line-break/> <text:s text:c="7"/>"id": 3,<text:line-break/> <text:s text:c="7"/>"i_id": 1,<text:line-break/> <text:s text:c="7"/>"c_id": 3<text:line-break/> <text:s text:c="3"/>}<text:line-break/>}</text:p>
      <text:p text:style-name="Standard"/>
      <text:p text:style-name="Standard"/>
      <text:p text:style-name="P2">Cancel / Return Sale Item</text:p>
      <text:p text:style-name="Standard"/>
      <text:p text:style-name="Standard">Method = DELETE</text:p>
      <text:p text:style-name="Standard"/>
      <text:p text:style-name="Standard">Content Type - Application/json</text:p>
      <text:p text:style-name="Standard"/>
      <text:p text:style-name="Standard">endpoint - http://127.0.0.1:5000/api/orders/4</text:p>
      <text:p text:style-name="Standard"/>
      <text:p text:style-name="Standard">id=4</text:p>
      <text:p text:style-name="Standard"/>
      <text:p text:style-name="P2"/>
      <text:p text:style-name="P2">Response Body - </text:p>
      <text:p text:style-name="Standard"/>
      <text:p text:style-name="Standard">{</text:p>
      <text:p text:style-name="Standard"><text:tab/>“msg” : “Sale item returned successfully “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tab/><text:tab/><text:span text:style-name="T2">BillAPI</text:span></text:p>
      <text:p text:style-name="P2"/>
      <text:p text:style-name="P2">View All Bill</text:p>
      <text:p text:style-name="Standard"/>
      <text:p text:style-name="Standard">Method = POST</text:p>
      <text:p text:style-name="Standard"/>
      <text:p text:style-name="Standard">Content Type - Application/json</text:p>
      <text:p text:style-name="Standard"/>
      <text:p text:style-name="Standard">endpoint - http://127.0.0.1:5000/api/bills/</text:p>
      <text:p text:style-name="P2"/>
      <text:p text:style-name="P2">Response Body -</text:p>
      <text:p text:style-name="Standard">{</text:p>
      <text:p text:style-name="Standard"><text:s text:c="4"/>"status": "success",</text:p>
      <text:p text:style-name="Standard"><text:s text:c="4"/>"Sale-Items": [</text:p>
      <text:p text:style-name="Standard"><text:s text:c="8"/>{</text:p>
      <text:p text:style-name="Standard"><text:s text:c="12"/>"o_id": 1,</text:p>
      <text:p text:style-name="Standard"><text:s text:c="12"/>"bill_amount": "1998",</text:p>
      <text:p text:style-name="Standard"><text:s text:c="12"/>"c_id": 1,</text:p>
      <text:p text:style-name="Standard"><text:s text:c="12"/>"i_id": 1,</text:p>
      <text:p text:style-name="Standard"><text:s text:c="12"/>"id": 2</text:p>
      <text:p text:style-name="Standard"><text:s text:c="8"/>},</text:p>
      <text:p text:style-name="Standard"><text:s text:c="8"/>{</text:p>
      <text:p text:style-name="Standard"><text:s text:c="12"/>"o_id": 1,</text:p>
      <text:p text:style-name="Standard"><text:s text:c="12"/>"bill_amount": "1998",</text:p>
      <text:p text:style-name="Standard"><text:s text:c="12"/>"c_id": 3,</text:p>
      <text:p text:style-name="Standard"><text:s text:c="12"/>"i_id": 1,</text:p>
      <text:p text:style-name="Standard"><text:s text:c="12"/>"id": 3</text:p>
      <text:p text:style-name="Standard"><text:s text:c="8"/>},</text:p>
      <text:p text:style-name="Standard"><text:s text:c="8"/>{</text:p>
      <text:p text:style-name="Standard"><text:s text:c="12"/>"o_id": 1,</text:p>
      <text:p text:style-name="Standard"><text:s text:c="12"/>"bill_amount": "1998",</text:p>
      <text:p text:style-name="Standard"><text:s text:c="12"/>"c_id": 2,</text:p>
      <text:p text:style-name="Standard"><text:s text:c="12"/>"i_id": 1,</text:p>
      <text:p text:style-name="Standard"><text:s text:c="12"/>"id": 4</text:p>
      <text:p text:style-name="Standard"><text:s text:c="8"/>},</text:p>
      <text:p text:style-name="Standard"><text:s text:c="8"/>{</text:p>
      <text:p text:style-name="Standard"><text:s text:c="12"/>"o_id": 5,</text:p>
      <text:p text:style-name="Standard"><text:s text:c="12"/>"bill_amount": "24000",</text:p>
      <text:p text:style-name="Standard"><text:s text:c="12"/>"c_id": 3,</text:p>
      <text:p text:style-name="Standard"><text:s text:c="12"/>"i_id": 6,</text:p>
      <text:p text:style-name="Standard"><text:s text:c="12"/>"id": 5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Remove Bill </text:p>
      <text:p text:style-name="Standard"/>
      <text:p text:style-name="Standard"/>
      <text:p text:style-name="Standard">Content Type = Application/json</text:p>
      <text:p text:style-name="Standard"/>
      <text:p text:style-name="Standard">Method = DELETE</text:p>
      <text:p text:style-name="Standard"/>
      <text:p text:style-name="Standard">endpoint = http://127.0.0.1:5000/api/bill/1</text:p>
      <text:p text:style-name="Standard"/>
      <text:p text:style-name="P2">Response Body -</text:p>
      <text:p text:style-name="Standard">{</text:p>
      <text:p text:style-name="Standard"><text:s text:c="4"/>"msg": "Bill Deleted successfully"</text:p>
      <text:p text:style-name="Standard">}</text:p>
      <text:p text:style-name="Standard"/>
      <text:p text:style-name="Standard"/>
      <text:p text:style-name="Standard"/>
      <text:p text:style-name="P2">View Bill by ID</text:p>
      <text:p text:style-name="Standard"/>
      <text:p text:style-name="Standard">Content Type – Application/json</text:p>
      <text:p text:style-name="Standard"/>
      <text:p text:style-name="Standard">Method = GETEndpoint - <text:a xlink:type="simple" xlink:href="http://127.0.0.1:5000/api/login/" text:style-name="Internet_20_link" text:visited-style-name="Visited_20_Internet_20_Link">http://127.0.0.1:5000/api/login/</text:a></text:p>
      <text:p text:style-name="Standard"/>
      <text:p text:style-name="P2">Response Body - </text:p>
      <text:p text:style-name="Standard"/>
      <text:p text:style-name="Standard">{<text:line-break/> <text:s text:c="3"/>"status": "success",<text:line-break/> <text:s text:c="3"/>"Bill-Item": {<text:line-break/> <text:s text:c="7"/>"id": 3,<text:line-break/> <text:s text:c="7"/>"i_id": 1,<text:line-break/> <text:s text:c="7"/>"bill_amount": "1998",<text:line-break/> <text:s text:c="7"/>"c_id": 3,<text:line-break/> <text:s text:c="7"/>"o_id": 1<text:line-break/> <text:s text:c="3"/>}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Login API </text:p>
      <text:p text:style-name="P2"/>
      <text:p text:style-name="Standard">Authentication Type - Basic Authentication</text:p>
      <text:p text:style-name="Standard">Method = GET</text:p>
      <text:p text:style-name="Standard">Endpoint - http://127.0.0.1:5000/api/login/</text:p>
      <text:p text:style-name="P2"/>
      <text:p text:style-name="P2">Request Body</text:p>
      <text:p text:style-name="Standard">{</text:p>
      <text:p text:style-name="Standard"><text:tab/>"user":</text:p>
      <text:p text:style-name="Standard"><text:tab/>{</text:p>
      <text:p text:style-name="Standard"><text:tab/><text:tab/>"username":"prashant123",</text:p>
      <text:p text:style-name="Standard"><text:tab/><text:tab/>"password":"Prashant123",</text:p>
      <text:p text:style-name="Standard"><text:tab/><text:tab/>"role":"admin"</text:p>
      <text:p text:style-name="Standard"><text:tab/>}</text:p>
      <text:p text:style-name="Standard">}</text:p>
      <text:p text:style-name="Standard"/>
      <text:p text:style-name="Standard"/>
      <text:p text:style-name="P2">Response Body -</text:p>
      <text:p text:style-name="Standard">{</text:p>
      <text:p text:style-name="Standard"><text:s text:c="4"/>"User":</text:p>
      <text:p text:style-name="Standard"><text:s/>[</text:p>
      <text:p text:style-name="Standard"><text:s text:c="8"/>{</text:p>
      <text:p text:style-name="Standard"><text:s text:c="12"/>"id": 2,</text:p>
      <text:p text:style-name="Standard"><text:s text:c="12"/>"password": <text:tab/><text:tab/>"pbkdf2:sha256:50000$3QLO1eMy$661c71730bf9a899416f31f977896e20469da0764d28e<text:tab/>6a745c18b057728d30f",</text:p>
      <text:p text:style-name="Standard"><text:s text:c="12"/>"role": "admin",</text:p>
      <text:p text:style-name="Standard"><text:s text:c="12"/>"username": "prashant123"</text:p>
      <text:p text:style-name="Standard"><text:s text:c="8"/>}</text:p>
      <text:p text:style-name="Standard"><text:s text:c="4"/>]</text:p>
      <text:p text:style-name="Standard"><text:s text:c="4"/>"status": "success"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ans" svg:font-family="OpenSans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11T14:18:11.30</meta:creation-date>
    <dc:date>2019-06-11T15:08:32.90</dc:date>
    <meta:editing-duration>PT50M5S</meta:editing-duration>
    <meta:editing-cycles>38</meta:editing-cycles>
    <meta:generator>OpenOffice/4.1.6$Win32 OpenOffice.org_project/416m1$Build-9790</meta:generator>
    <meta:document-statistic meta:table-count="0" meta:image-count="0" meta:object-count="0" meta:page-count="12" meta:paragraph-count="376" meta:word-count="825" meta:character-count="8090"/>
  </office:meta>
</office:document-meta>
</file>